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Roboto" svg:font-family="Roboto" style:font-family-generic="system" style:font-pitch="variable" svg:panose-1="2 0 0 0 0 0 0 0 0 0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MS Mincho" svg:font-family="MS Mincho" style:font-family-generic="modern" style:font-pitch="fixed" svg:panose-1="2 2 6 9 4 2 5 8 3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style:font-name="Roboto" style:font-name-asian="Roboto" style:font-name-complex="Roboto" fo:color="#202124" fo:font-size="12pt" style:font-size-asian="12pt" style:font-size-complex="12pt"/>
    </style:style>
    <style:style style:name="T3" style:parent-style-name="DefaultParagraphFont" style:family="text">
      <style:text-properties style:font-name="Roboto" style:font-name-asian="Roboto" style:font-name-complex="Roboto" fo:color="#202124" fo:font-size="12pt" style:font-size-asian="12pt" style:font-size-complex="12pt"/>
    </style:style>
    <style:style style:name="T4" style:parent-style-name="DefaultParagraphFont" style:family="text">
      <style:text-properties style:font-name="Roboto" style:font-name-asian="Roboto" style:font-name-complex="Roboto" fo:color="#202124" fo:font-size="12pt" style:font-size-asian="12pt" style:font-size-complex="12pt"/>
    </style:style>
    <style:style style:name="T5" style:parent-style-name="DefaultParagraphFont" style:family="text">
      <style:text-properties style:font-name="Roboto" style:font-name-asian="Roboto" style:font-name-complex="Roboto" fo:color="#202124" fo:font-size="12pt" style:font-size-asian="12pt" style:font-size-complex="12pt"/>
    </style:style>
    <style:style style:name="T6" style:parent-style-name="DefaultParagraphFont" style:family="text">
      <style:text-properties style:font-name="Roboto" style:font-name-asian="Roboto" style:font-name-complex="Roboto" fo:color="#202124" fo:font-size="12pt" style:font-size-asian="12pt" style:font-size-complex="12pt"/>
    </style:style>
    <style:style style:name="T7" style:parent-style-name="DefaultParagraphFont" style:family="text">
      <style:text-properties style:font-name="Roboto" style:font-name-asian="Roboto" style:font-name-complex="Roboto" fo:color="#202124" fo:font-size="12pt" style:font-size-asian="12pt" style:font-size-complex="12pt"/>
    </style:style>
    <style:style style:name="T8" style:parent-style-name="DefaultParagraphFont" style:family="text">
      <style:text-properties style:font-name="Roboto" style:font-name-asian="Roboto" style:font-name-complex="Roboto" fo:color="#202124" fo:font-size="12pt" style:font-size-asian="12pt" style:font-size-complex="12pt"/>
    </style:style>
    <style:style style:name="T9" style:parent-style-name="DefaultParagraphFont" style:family="text">
      <style:text-properties style:font-name="Roboto" style:font-name-asian="Roboto" style:font-name-complex="Roboto" fo:color="#202124" fo:font-size="12pt" style:font-size-asian="12pt" style:font-size-complex="12pt"/>
    </style:style>
    <style:style style:name="T10" style:parent-style-name="DefaultParagraphFont" style:family="text">
      <style:text-properties style:font-name="Roboto" style:font-name-asian="Roboto" style:font-name-complex="Roboto" fo:color="#202124" fo:font-size="12pt" style:font-size-asian="12pt" style:font-size-complex="12pt"/>
    </style:style>
    <style:style style:name="T11" style:parent-style-name="DefaultParagraphFont" style:family="text">
      <style:text-properties style:font-name="Roboto" style:font-name-asian="Roboto" style:font-name-complex="Roboto" fo:color="#202124" fo:font-size="12pt" style:font-size-asian="12pt" style:font-size-complex="12pt"/>
    </style:style>
  </office:automatic-styles>
  <office:body>
    <office:text text:use-soft-page-breaks="true">
      <text:p text:style-name="P1"><text:span text:style-name="T2">public class temperature.</text:span></text:p>
      <text:p text:style-name="Normal"><text:span text:style-name="T3">{</text:span></text:p>
      <text:p text:style-name="Normal"><text:span text:style-name="T4">public static void main (String args[])</text:span></text:p>
      <text:p text:style-name="Normal"><text:bookmark-start text:name="_Int_uMG4ksgA"/><text:span text:style-name="T5">{ float</text:span><text:bookmark-end text:name="_Int_uMG4ksgA"/><text:span text:style-name="T6"><text:s/>Fahrenheit, Celsius;</text:span></text:p>
      <text:p text:style-name="Normal"><text:span text:style-name="T7">Celsius= 13;</text:span></text:p>
      <text:p text:style-name="Normal"><text:span text:style-name="T8">Fahrenheit =((Celsius*9)/5) +32;</text:span></text:p>
      <text:p text:style-name="Normal"><text:span text:style-name="T9">System.out.println("Temperature in Fahrenheit is: "+Fahrenheit);</text:span></text:p>
      <text:p text:style-name="Normal"><text:span text:style-name="T10">}</text:span></text:p>
      <text:p text:style-name="Normal"><text:span text:style-name="T11">}</text:span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Roboto" svg:font-family="Roboto" style:font-family-generic="system" style:font-pitch="variable" svg:panose-1="2 0 0 0 0 0 0 0 0 0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MS Mincho" svg:font-family="MS Mincho" style:font-family-generic="modern" style:font-pitch="fixed" svg:panose-1="2 2 6 9 4 2 5 8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Anfrene J. White</meta:initial-creator>
    <dc:creator>Anfrene J. White</dc:creator>
    <meta:creation-date>2022-09-21T17:23:00Z</meta:creation-date>
    <dc:date>2022-09-21T17:23:00Z</dc:date>
    <meta:template xlink:href="Normal.dotm" xlink:type="simple"/>
    <meta:editing-cycles>1</meta:editing-cycles>
    <meta:editing-duration>PT0S</meta:editing-duration>
    <meta:document-statistic meta:page-count="1" meta:paragraph-count="1" meta:word-count="31" meta:character-count="212" meta:row-count="1" meta:non-whitespace-character-count="182"/>
  </office:meta>
</office:document-meta>
</file>